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3pt" officeooo:rsid="0005c1a7" officeooo:paragraph-rsid="0005c1a7" style:font-size-asian="13pt" style:font-size-complex="13pt"/>
    </style:style>
    <style:style style:name="P2" style:family="paragraph" style:parent-style-name="Preformatted_20_Text">
      <style:text-properties style:font-name="Liberation Serif" fo:font-size="13pt" officeooo:rsid="0003d459" officeooo:paragraph-rsid="0005c1a7" style:font-size-asian="13pt" style:font-size-complex="13pt"/>
    </style:style>
    <style:style style:name="P3" style:family="paragraph" style:parent-style-name="Preformatted_20_Text">
      <style:text-properties style:font-name="Liberation Serif" fo:font-size="13pt" officeooo:rsid="0003d459" officeooo:paragraph-rsid="0003d459" style:font-size-asian="13pt" style:font-size-complex="13pt"/>
    </style:style>
    <style:style style:name="P4" style:family="paragraph" style:parent-style-name="Preformatted_20_Text">
      <style:text-properties style:font-name="Liberation Serif" fo:font-size="13pt" officeooo:rsid="0003d459" officeooo:paragraph-rsid="000637d9" style:font-size-asian="13pt" style:font-size-complex="13pt"/>
    </style:style>
    <style:style style:name="P5" style:family="paragraph" style:parent-style-name="Preformatted_20_Text">
      <style:text-properties style:font-name="Liberation Serif" fo:font-size="13pt" officeooo:rsid="0003d459" officeooo:paragraph-rsid="000684c1" style:font-size-asian="13pt" style:font-size-complex="13pt"/>
    </style:style>
    <style:style style:name="P6" style:family="paragraph" style:parent-style-name="Preformatted_20_Text">
      <style:text-properties style:font-name="Liberation Serif" fo:font-size="13pt" officeooo:rsid="000684c1" officeooo:paragraph-rsid="000684c1" style:font-size-asian="13pt" style:font-size-complex="13pt"/>
    </style:style>
    <style:style style:name="P7" style:family="paragraph" style:parent-style-name="Preformatted_20_Text">
      <style:text-properties style:font-name="Liberation Serif" fo:font-size="13pt" officeooo:rsid="000f0bd9" officeooo:paragraph-rsid="000f0bd9" style:font-size-asian="13pt" style:font-size-complex="13pt"/>
    </style:style>
    <style:style style:name="P8" style:family="paragraph" style:parent-style-name="Preformatted_20_Text">
      <style:text-properties style:font-name="Liberation Serif" fo:font-size="13pt" fo:font-weight="bold" officeooo:rsid="0005c1a7" officeooo:paragraph-rsid="0005c1a7" style:font-size-asian="13pt" style:font-weight-asian="bold" style:font-size-complex="13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erif" fo:font-size="13pt" fo:font-weight="bold" officeooo:rsid="000637d9" officeooo:paragraph-rsid="000637d9" style:font-size-asian="13pt" style:font-weight-asian="bold" style:font-size-complex="13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erif" fo:font-size="26pt" style:text-underline-style="solid" style:text-underline-width="auto" style:text-underline-color="font-color" officeooo:rsid="000c1438" officeooo:paragraph-rsid="000c1438" style:font-size-asian="26pt" style:font-size-complex="26pt"/>
    </style:style>
    <style:style style:name="P11" style:family="paragraph" style:parent-style-name="Preformatted_20_Text">
      <style:paragraph-properties fo:break-before="page"/>
      <style:text-properties style:font-name="Liberation Serif" fo:font-size="13pt" officeooo:rsid="0003d459" officeooo:paragraph-rsid="0005c1a7" style:font-size-asian="13pt" style:font-size-complex="13pt"/>
    </style:style>
    <style:style style:name="T1" style:family="text">
      <style:text-properties officeooo:rsid="00061dfa"/>
    </style:style>
    <style:style style:name="T2" style:family="text">
      <style:text-properties officeooo:rsid="000637d9"/>
    </style:style>
    <style:style style:name="T3" style:family="text">
      <style:text-properties officeooo:rsid="000684c1"/>
    </style:style>
    <style:style style:name="T4" style:family="text">
      <style:text-properties officeooo:rsid="000d218c"/>
    </style:style>
    <style:style style:name="T5" style:family="text">
      <style:text-properties officeooo:rsid="000f0bd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officeooo:rsid="000f0bd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een Hackathon</text:p>
      <text:p text:style-name="P1"/>
      <text:p text:style-name="P1">This packet describes an interesting problem relating to astronauts and Python programming. <text:s/>Here it is:</text:p>
      <text:p text:style-name="P1"/>
      <text:p text:style-name="P1">A teacher needs help grading student essays. <text:s/>The teacher wonders whether or not a computer can be used to take the “first look” at the essays in order to label each essay as either “strong” or “weak.”</text:p>
      <text:p text:style-name="P1"/>
      <text:p text:style-name="P8">Your job is to <text:span text:style-name="T5">design</text:span> this computer program. <text:s/><text:span text:style-name="T7">We will help you with the actual coding: we want you to focus on coming up with an </text:span><text:span text:style-name="T5">idea</text:span><text:span text:style-name="T7"> for solving this problem.</text:span></text:p>
      <text:p text:style-name="P7"/>
      <text:p text:style-name="P1">Your program does not need to grade the essay the way a human would. <text:s/>Even professional programmers don’t yet know how <text:span text:style-name="T4">to </text:span>program computers to do that. However, your program should be able to analyze an essay and decide whether it is well-written (“strong”) or poorly-written (“weak”).</text:p>
      <text:p text:style-name="P1"/>
      <text:p text:style-name="P1"/>
      <text:p text:style-name="P1">Before writing any code, please read the attached essays and answer the following questions:</text:p>
      <text:p text:style-name="P2"/>
      <text:p text:style-name="P3"/>
      <text:p text:style-name="P3"/>
      <text:p text:style-name="P3"><text:span text:style-name="T1">1. <text:s/></text:span>In your opinion, which essay is better? <text:s/>List two reasons why.</text:p>
      <text:p text:style-name="P3"/>
      <text:p text:style-name="P3"/>
      <text:p text:style-name="P3"/>
      <text:p text:style-name="P2"><text:tab/><text:tab/><text:tab/><text:tab/><text:tab/><text:tab/><text:tab/></text:p>
      <text:p text:style-name="P2"/>
      <text:p text:style-name="P2"/>
      <text:p text:style-name="P4"><text:span text:style-name="T1">2. <text:s/></text:span>What words do you see in either essay which you feel do not belong in a formal essay? <text:s/></text:p>
      <text:p text:style-name="P4"/>
      <text:p text:style-name="P4"><text:span text:style-name="T2">CIRCLE THEM AND THEN WRITE THEM HERE:</text:span></text:p>
      <text:p text:style-name="P4"/>
      <text:p text:style-name="P4"><text:span text:style-name="T2">__________ <text:s text:c="9"/>_____________ <text:s text:c="10"/>_______________</text:span></text:p>
      <text:p text:style-name="P2"><text:tab/><text:tab/><text:tab/><text:tab/><text:tab/><text:tab/><text:tab/></text:p>
      <text:p text:style-name="P5"><text:span text:style-name="T2">__________ <text:s text:c="9"/>_____________ <text:s text:c="10"/>_______________</text:span></text:p>
      <text:p text:style-name="P2"/>
      <text:p text:style-name="P5"><text:span text:style-name="T2">__________ <text:s text:c="9"/>_____________ <text:s text:c="10"/>_______________</text:span></text:p>
      <text:p text:style-name="P2"/>
      <text:p text:style-name="P5"><text:span text:style-name="T2">__________ <text:s text:c="9"/>_____________ <text:s text:c="10"/>_______________</text:span></text:p>
      <text:p text:style-name="P2"/>
      <text:p text:style-name="P5"><text:span text:style-name="T2">__________ <text:s text:c="9"/>_____________ <text:s text:c="10"/>_______________</text:span></text:p>
      <text:p text:style-name="P2"/>
      <text:p text:style-name="P11"><text:span text:style-name="T1">3. <text:s/></text:span>Do you think a computer could check for those words? <text:s/><text:span text:style-name="T3">If so, how?</text:span></text:p>
      <text:p text:style-name="P2"/>
      <text:p text:style-name="P2"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4. <text:s/></text:span>Which Python reserved word can be used to check whether or not a string contains a certain word?</text:p>
      <text:p text:style-name="P2"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5. <text:s/></text:span>Write a list of five (5) things your code will need to do. <text:s/>BE SPECIFIC!</text:p>
      <text:p text:style-name="P3"/>
      <text:p text:style-name="P5"/>
      <text:p text:style-name="P5"><text:span text:style-name="T3">1. <text:s/>_____________________________________ </text:span></text:p>
      <text:p text:style-name="P5"/>
      <text:p text:style-name="P5"><text:span text:style-name="T3">2. <text:s/>_____________________________________</text:span></text:p>
      <text:p text:style-name="P5"/>
      <text:p text:style-name="P5"><text:span text:style-name="T3">3. <text:s/>_____________________________________</text:span></text:p>
      <text:p text:style-name="P5"/>
      <text:p text:style-name="P5"><text:span text:style-name="T3">4. <text:s/>_____________________________________</text:span></text:p>
      <text:p text:style-name="P5"/>
      <text:p text:style-name="P5"><text:span text:style-name="T3">5. <text:s/>_____________________________________</text:span></text:p>
      <text:p text:style-name="P5"/>
      <text:p text:style-name="P5"/>
      <text:p text:style-name="P5"/>
      <text:p text:style-name="P5"/>
      <text:p text:style-name="P5"/>
      <text:p text:style-name="P6">Code resources for this project:</text:p>
      <text:p text:style-name="P6"/>
      <text:p text:style-name="P10">https://github.com/stackmaps/astronau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9T09:17:49.618017056</dc:date>
    <meta:editing-duration>PT20M56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264" meta:character-count="1894" meta:non-whitespace-character-count="1511"/>
  </office:meta>
</office:document-meta>
</file>